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MonoNL NFM" svg:font-family="'JetBrainsMonoNL NFM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JetBrainsMonoNL NFM" fo:font-size="20pt" fo:font-weight="bold" officeooo:rsid="000079e9" officeooo:paragraph-rsid="000079e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JetBrainsMonoNL NFM" fo:font-size="14pt" fo:font-weight="bold" officeooo:rsid="000079e9" officeooo:paragraph-rsid="000079e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JetBrainsMonoNL NFM" fo:font-size="14pt" fo:font-weight="normal" officeooo:rsid="0002b0e5" officeooo:paragraph-rsid="0002b0e5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JetBrainsMonoNL NFM" fo:font-size="12pt" fo:font-weight="bold" officeooo:rsid="000079e9" officeooo:paragraph-rsid="000079e9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JetBrainsMonoNL NFM" fo:font-size="12pt" fo:font-weight="bold" officeooo:rsid="00088697" officeooo:paragraph-rsid="0008869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JetBrainsMonoNL NFM" fo:font-size="12pt" fo:font-weight="bold" officeooo:rsid="000079e9" officeooo:paragraph-rsid="000079e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JetBrainsMonoNL NFM" fo:font-size="12pt" fo:font-weight="normal" officeooo:rsid="000079e9" officeooo:paragraph-rsid="000079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JetBrainsMonoNL NFM" fo:font-size="14pt" fo:font-weight="normal" officeooo:rsid="000079e9" officeooo:paragraph-rsid="000079e9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JetBrainsMonoNL NFM" fo:font-size="12pt" fo:font-weight="normal" officeooo:rsid="000079e9" officeooo:paragraph-rsid="000079e9" style:font-size-asian="12pt" style:font-weight-asian="normal" style:font-size-complex="12pt" style:font-weight-complex="normal"/>
    </style:style>
    <style:style style:name="T1" style:family="text">
      <style:text-properties officeooo:rsid="00036813"/>
    </style:style>
    <style:style style:name="T2" style:family="text">
      <style:text-properties officeooo:rsid="000515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8697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Mega32 Development Environment Analysis: <text:span text:style-name="T1">The need for </text:span><text:span text:style-name="T2">a </text:span><text:span text:style-name="T1">Linux </text:span><text:span text:style-name="T2">environment</text:span><text:span text:style-name="T1">!</text:span></text:p>
      <text:p text:style-name="P2"/>
      <text:p text:style-name="P2"/>
      <text:p text:style-name="P3">Required tools:</text:p>
      <text:list text:style-name="L1">
        <text:list-item>
          <text:p text:style-name="P4">Wsl</text:p>
        </text:list-item>
        <text:list-item>
          <text:p text:style-name="P5">Debian (wsl distro)</text:p>
        </text:list-item>
        <text:list-item>
          <text:p text:style-name="P4">Platform IO (vs code) extension</text:p>
        </text:list-item>
        <text:list-item>
          <text:p text:style-name="P4">SimAvr (cli tool)</text:p>
        </text:list-item>
        <text:list-item>
          <text:p text:style-name="P4">Gtk Wave (probably cli)</text:p>
        </text:list-item>
      </text:list>
      <text:p text:style-name="P6"/>
      <text:p text:style-name="P7"/>
      <text:p text:style-name="P8">Steps to success:</text:p>
      <text:list text:style-name="L2">
        <text:list-item>
          <text:p text:style-name="P9">enable <text:span text:style-name="T3">wsl</text:span></text:p>
        </text:list-item>
        <text:list-item>
          <text:p text:style-name="P9">install <text:span text:style-name="T3">wsl</text:span> linux distro</text:p>
        </text:list-item>
        <text:list-item>
          <text:p text:style-name="P9">install <text:span text:style-name="T3">wsl</text:span> server (vs code) extension</text:p>
        </text:list-item>
        <text:list-item>
          <text:p text:style-name="P9">install <text:span text:style-name="T3">Platform IO</text:span> in <text:span text:style-name="T4">WSL</text:span> vs code</text:p>
        </text:list-item>
        <text:list-item>
          <text:p text:style-name="P9">install <text:span text:style-name="T3">SimAvr</text:span> for creating .vcd files</text:p>
        </text:list-item>
        <text:list-item>
          <text:p text:style-name="P9">install <text:span text:style-name="T3">gtkWave</text:span> for visualizing ports using <text:span text:style-name="T3">.vcd</text:span> fi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MonoNL NFM" svg:font-family="'JetBrainsMonoNL NFM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07:46:35.285452400</meta:creation-date>
    <dc:date>2025-07-01T17:58:42.577871000</dc:date>
    <meta:editing-duration>PT14M22S</meta:editing-duration>
    <meta:editing-cycles>7</meta:editing-cycles>
    <meta:generator>LibreOffice/25.2.4.3$Windows_X86_64 LibreOffice_project/33e196637044ead23f5c3226cde09b47731f7e27</meta:generator>
    <meta:print-date>2025-07-01T07:57:00.724144200</meta:print-date>
    <meta:printed-by>PDF files</meta:printed-by>
    <meta:document-statistic meta:table-count="0" meta:image-count="0" meta:object-count="0" meta:page-count="1" meta:paragraph-count="14" meta:word-count="75" meta:character-count="416" meta:non-whitespace-character-count="366"/>
  </office:meta>
</office:document-meta>
</file>